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9.01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4"/>
      <style:map style:condition="cell-content()=&quot;poor&quot;" style:apply-style-name="Untitled1" style:base-cell-address="Sheet1.D124"/>
      <style:map style:condition="cell-content()=&quot;bad&quot;" style:apply-style-name="Untitled6" style:base-cell-address="Sheet1.D124"/>
      <style:map style:condition="cell-content()=&quot;?&quot;" style:apply-style-name="Untitled5" style:base-cell-address="Sheet1.D124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5"/>
      <style:map style:condition="cell-content()=&quot;poor&quot;" style:apply-style-name="Untitled1" style:base-cell-address="Sheet1.D125"/>
      <style:map style:condition="cell-content()=&quot;bad&quot;" style:apply-style-name="Untitled6" style:base-cell-address="Sheet1.D125"/>
      <style:map style:condition="cell-content()=&quot;?&quot;" style:apply-style-name="Untitled5" style:base-cell-address="Sheet1.D125"/>
    </style:style>
    <style:style style:name="ce3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4"/>
    </style:style>
    <style:style style:name="ce4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5"/>
    </style:style>
    <style:style style:name="ce4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9"/>
    </style:style>
    <style:style style:name="ce50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5"/>
        <table:table-column table:style-name="co6" table:default-cell-style-name="ce2"/>
        <table:table-column table:style-name="co7" table:number-columns-repeated="1018" table:default-cell-style-name="ce51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4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6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7"/>
          <table:covered-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office:value-type="string" calcext:value-type="string">
            <text:p>Included short example fan-mad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w_neworder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2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3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6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ce's Nightmare in Wonderland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 Your Own Adventure (series)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ive Yourself Goosebumps (series)</text:p>
          </table:table-cell>
          <table:table-cell office:value-type="string" calcext:value-type="string">
            <text:p>none_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rnia Solo Games (series)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9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8 Sheet1.D10:Sheet1.D78 Sheet1.D81:Sheet1.D83 Sheet1.D128:Sheet1.D1048576 Sheet1.D127:Sheet1.D127 Sheet1.D114:Sheet1.D123 Sheet1.D100:Sheet1.D112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30:Sheet1.E1048576 Sheet1.E1:Sheet1.E8 Sheet1.E128:Sheet1.E128 Sheet1.E127:Sheet1.E127 Sheet1.E114:Sheet1.E123 Sheet1.E10:Sheet1.E112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10:Sheet1.D78 Sheet1.D81:Sheet1.D83 Sheet1.D100:Sheet1.D112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8 Sheet1.D81:Sheet1.D83 Sheet1.D100:Sheet1.D112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9:Sheet1.E129">
            <calcext:condition calcext:apply-style-name="Untitled4" calcext:value="=&quot;Yes&quot;" calcext:base-cell-address="Sheet1.E12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5:Sheet1.D126">
            <calcext:condition calcext:apply-style-name="Untitled4" calcext:value="=&quot;good&quot;" calcext:base-cell-address="Sheet1.D125"/>
            <calcext:condition calcext:apply-style-name="Untitled1" calcext:value="=&quot;poor&quot;" calcext:base-cell-address="Sheet1.D125"/>
            <calcext:condition calcext:apply-style-name="Untitled6" calcext:value="=&quot;bad&quot;" calcext:base-cell-address="Sheet1.D125"/>
            <calcext:condition calcext:apply-style-name="Untitled5" calcext:value="=&quot;?&quot;" calcext:base-cell-address="Sheet1.D125"/>
          </calcext:conditional-format>
          <calcext:conditional-format calcext:target-range-address="Sheet1.E125:Sheet1.E126">
            <calcext:condition calcext:apply-style-name="Untitled4" calcext:value="=&quot;Yes&quot;" calcext:base-cell-address="Sheet1.E125"/>
          </calcext:conditional-format>
          <calcext:conditional-format calcext:target-range-address="Sheet1.D124:Sheet1.D124">
            <calcext:condition calcext:apply-style-name="Untitled4" calcext:value="=&quot;good&quot;" calcext:base-cell-address="Sheet1.D124"/>
            <calcext:condition calcext:apply-style-name="Untitled1" calcext:value="=&quot;poor&quot;" calcext:base-cell-address="Sheet1.D124"/>
            <calcext:condition calcext:apply-style-name="Untitled6" calcext:value="=&quot;bad&quot;" calcext:base-cell-address="Sheet1.D124"/>
            <calcext:condition calcext:apply-style-name="Untitled5" calcext:value="=&quot;?&quot;" calcext:base-cell-address="Sheet1.D124"/>
          </calcext:conditional-format>
          <calcext:conditional-format calcext:target-range-address="Sheet1.E124:Sheet1.E124">
            <calcext:condition calcext:apply-style-name="Untitled4" calcext:value="=&quot;Yes&quot;" calcext:base-cell-address="Sheet1.E124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0/00/0000</text:date>, <text:time style:data-style-name="N2" text:time-value="16:38:49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5-05T17:55:47.129000000</dc:date>
    <meta:editing-duration>PT12H20M2S</meta:editing-duration>
    <meta:editing-cycles>65</meta:editing-cycles>
    <meta:generator>LibreOffice/4.4.7.2$Windows_x86 LibreOffice_project/f3153a8b245191196a4b6b9abd1d0da16eead600</meta:generator>
    <meta:document-statistic meta:table-count="1" meta:cell-count="620" meta:object-count="0"/>
  </office:meta>
</office:document-meta>
</file>